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43e8"/>
    </style:style>
    <style:style style:name="P2" style:family="paragraph" style:parent-style-name="Standard">
      <style:text-properties officeooo:rsid="001143e8" officeooo:paragraph-rsid="001143e8"/>
    </style:style>
    <style:style style:name="T1" style:family="text">
      <style:text-properties officeooo:rsid="001143e8"/>
    </style:style>
    <style:style style:name="T2" style:family="text">
      <style:text-properties officeooo:rsid="00133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 text:c="48"/><text:span text:style-name="T2">NETWORKING -Assingment</text:span></text:p>
      <text:p text:style-name="P2"/>
      <text:p text:style-name="P2"/>
      <text:p text:style-name="P2"/>
      <text:p text:style-name="P2"/>
      <text:p text:style-name="P2">Explanation :</text:p>
      <text:p text:style-name="P2">---<text:span text:style-name="T2">&gt; </text:span>printf : this command prints or outputs the required result on to the console</text:p>
      <text:p text:style-name="P2"/>
      <text:p text:style-name="P2">---<text:span text:style-name="T2">&gt; </text:span>nc: nc <text:span text:style-name="T2">connects to the required host through mentioned port </text:span><text:s/></text:p>
      <text:p text:style-name="P2"/>
      <text:p text:style-name="P2">---<text:span text:style-name="T2">&gt; ‘|’: pipe operator performs the first command and feeds its output to the next command as an input .</text:span></text:p>
      <text:p text:style-name="P2"/>
      <text:p text:style-name="P1"><text:span text:style-name="T1">1.printf 'HEAD / HTTP/1.1\nHost: en.wikipedia.org\n\n' | nc en.wikipedia.org 80</text:span></text:p>
      <text:p text:style-name="P1"><text:span text:style-name="T1">solution:</text:span><text:line-break/>output:<text:line-break/><text:line-break/>sreeja@zadimin-Latitude-E5450:~$ printf 'HEAD / HTTP/1.1\nHost: en.wikipedia.org\n\n' | nc en.wikipedia.org 80</text:p>
      <text:p text:style-name="P1">HTTP/1.1 301 TLS Redirect</text:p>
      <text:p text:style-name="P1">Date: Fri, 24 Jan 2020 06:59:49 GMT</text:p>
      <text:p text:style-name="P1">Server: Varnish</text:p>
      <text:p text:style-name="P1">X-Varnish: 638621412</text:p>
      <text:p text:style-name="P1">X-Cache: cp5011 int</text:p>
      <text:p text:style-name="P1">X-Cache-Status: int-front</text:p>
      <text:p text:style-name="P1">Server-Timing: cache;desc="int-front"</text:p>
      <text:p text:style-name="P1">Set-Cookie: WMF-Last-Access=24-Jan-2020;Path=/;HttpOnly;secure;Expires=Tue, 25 Feb 2020 00:00:00 GMT</text:p>
      <text:p text:style-name="P1">Set-Cookie: WMF-Last-Access-Global=24-Jan-2020;Path=/;Domain=.wikipedia.org;HttpOnly;secure;Expires=Tue, 25 Feb 2020 00:00:00 GMT</text:p>
      <text:p text:style-name="P1">X-Client-IP: 183.82.101.16</text:p>
      <text:p text:style-name="P1">Location: https://en.wikipedia.org/</text:p>
      <text:p text:style-name="P1">Content-Length: 0</text:p>
      <text:p text:style-name="P1">Via: HTTP/1.1 forward.http.proxy:3128</text:p>
      <text:p text:style-name="P1">Connection: keep-alive</text:p>
      <text:p text:style-name="P1"/>
      <text:p text:style-name="P1"/>
      <text:p text:style-name="P1"/>
      <text:p text:style-name="P1"/>
      <text:p text:style-name="P1"><text:span text:style-name="T1">2.</text:span> 'HEAD / HTTP/1.1\nHost: rediff.com \n\n' | nc <text:a xlink:type="simple" xlink:href="http://www.rediff.com/" office:target-frame-name="_blank" xlink:show="new" text:style-name="Internet_20_link" text:visited-style-name="Visited_20_Internet_20_Link">www.rediff.com</text:a> 80</text:p>
      <text:p text:style-name="P2">output:</text:p>
      <text:p text:style-name="P2">sreeja@zadimin-Latitude-E5450:~$ printf 'HEAD / HTTP/1.1\nHost: rediff.com \n\n' | nc www.rediff.com 80</text:p>
      <text:p text:style-name="P2">HTTP/1.0 302 Moved Temporarily</text:p>
      <text:p text:style-name="P2">Server: AkamaiGHost</text:p>
      <text:p text:style-name="P2">Content-Length: 0</text:p>
      <text:p text:style-name="P2">Location: http://www.rediff.com/</text:p>
      <text:p text:style-name="P2">Date: Fri, 24 Jan 2020 07:01:07 GMT</text:p>
      <text:p text:style-name="P2">Via: HTTP/1.1 forward.http.proxy:3128</text:p>
      <text:p text:style-name="P2">Connection: keep-al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2:25:37.547852984</meta:creation-date>
    <dc:date>2020-01-24T12:45:13.544825913</dc:date>
    <meta:editing-duration>PT8M45S</meta:editing-duration>
    <meta:editing-cycles>1</meta:editing-cycles>
    <meta:document-statistic meta:table-count="0" meta:image-count="0" meta:object-count="0" meta:page-count="1" meta:paragraph-count="31" meta:word-count="165" meta:character-count="1454" meta:non-whitespace-character-count="1272"/>
    <meta:generator>LibreOffice/6.1.6.3$Linux_X86_64 LibreOffice_project/10$Build-3</meta:generator>
  </office:meta>
</office:document-meta>
</file>